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 Sans2" svg:font-family="'Gill Sans'" style:font-adornments="Regular" style:font-family-generic="swiss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ndara" svg:font-family="Candara" style:font-family-generic="swiss" style:font-pitch="variable"/>
    <style:font-face style:name="Gill Sans" svg:font-family="'Gill Sans'" style:font-family-generic="swiss" style:font-pitch="variable"/>
    <style:font-face style:name="Gill Sans1" svg:font-family="'Gill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vertical-align="middle" draw:auto-grow-height="false" fo:min-height="0.749cm" fo:min-width="0.499cm"/>
    </style:style>
    <style:style style:name="gr3" style:family="graphic" style:parent-style-name="standard">
      <style:graphic-properties draw:stroke="none" svg:stroke-color="#000000" draw:fill="none" draw:fill-color="#ffffff" fo:min-height="0.762cm"/>
    </style:style>
    <style:style style:name="gr4" style:family="graphic" style:parent-style-name="standard">
      <style:graphic-properties draw:fill="none" draw:textarea-vertical-align="middle" draw:auto-grow-height="false" fo:min-height="0.749cm" fo:min-width="0.499cm"/>
    </style:style>
    <style:style style:name="gr5" style:family="graphic" style:parent-style-name="standard">
      <style:graphic-properties draw:stroke="none" svg:stroke-color="#000000" draw:fill="none" draw:fill-color="#ffffff" fo:min-height="1.016cm"/>
    </style:style>
    <style:style style:name="gr6" style:family="graphic" style:parent-style-name="standard">
      <style:graphic-properties draw:stroke="none" svg:stroke-color="#000000" draw:fill="none" draw:fill-color="#ffffff" fo:min-height="2.224cm"/>
    </style:style>
    <style:style style:name="gr7" style:family="graphic" style:parent-style-name="standard">
      <style:graphic-properties draw:stroke="none" svg:stroke-color="#000000" draw:fill="none" draw:fill-color="#ffffff" fo:min-height="3.941cm"/>
    </style:style>
    <style:style style:name="gr8" style:family="graphic" style:parent-style-name="standard">
      <style:graphic-properties svg:stroke-width="0.102cm" svg:stroke-color="#000000" draw:marker-start-width="0.509cm" draw:marker-end-width="0.509cm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9" style:family="graphic" style:parent-style-name="standard">
      <style:graphic-properties draw:stroke="none" svg:stroke-color="#000000" draw:fill="none" draw:fill-color="#ffffff" fo:min-height="2.60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fo:min-height="0.893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cm" fo:min-width="0cm"/>
    </style:style>
    <style:style style:name="P1" style:family="paragraph">
      <style:paragraph-properties fo:text-align="center"/>
      <style:text-properties style:font-name="Candara"/>
    </style:style>
    <style:style style:name="P2" style:family="paragraph">
      <style:text-properties style:font-name="Candara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Candara" fo:font-size="24pt" fo:font-weight="bold" style:font-size-asian="24pt" style:font-weight-asian="bold" style:font-size-complex="24pt" style:font-weight-complex="bold"/>
    </style:style>
    <style:style style:name="T1" style:family="text">
      <style:text-properties style:text-position="-33% 58%"/>
    </style:style>
    <style:style style:name="T2" style:family="text">
      <style:text-properties style:text-position="33% 58%"/>
    </style:style>
    <style:style style:name="T3" style:family="text">
      <style:text-properties style:text-position="0% 100%"/>
    </style:style>
    <style:style style:name="T4" style:family="text">
      <style:text-properties style:font-name-asian="Gill Sans2" style:font-name-complex="Gill Sans2"/>
    </style:style>
    <style:style style:name="T5" style:family="text">
      <style:text-properties style:text-position="0% 100%" style:font-name-asian="Gill Sans2" style:font-name-complex="Gill Sans2"/>
    </style:style>
    <style:style style:name="T6" style:family="text">
      <style:text-properties style:font-name="Candara" fo:font-size="24pt" fo:font-weight="bold" style:font-size-asian="24pt" style:font-weight-asian="bold" style:font-size-complex="24pt" style:font-weight-complex="bold"/>
    </style:style>
    <style:style style:name="T7" style:family="text">
      <style:text-properties style:text-position="33% 58%" style:font-name="Candara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25cm" svg:height="1.775cm" svg:x="9.763cm" svg:y="2.3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1cm" svg:height="1.775cm" svg:x="10.096cm" svg:y="2.3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1cm" svg:height="1.775cm" svg:x="10.428cm" svg:y="2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248cm" svg:height="1.775cm" svg:x="10.764cm" svg:y="2.3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8cm" svg:height="1.775cm" svg:x="11.095cm" svg:y="2.3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9cm" svg:height="1.775cm" svg:x="11.428cm" svg:y="2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251cm" svg:height="1.775cm" svg:x="11.761cm" svg:y="2.3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1cm" svg:height="1.775cm" svg:x="12.093cm" svg:y="2.3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9cm" svg:height="1.775cm" svg:x="12.428cm" svg:y="2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25cm" svg:height="1.775cm" svg:x="12.76cm" svg:y="2.3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8cm" svg:height="1.775cm" svg:x="13.093cm" svg:y="2.3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cm" svg:height="1.775cm" svg:x="13.426cm" svg:y="2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251cm" svg:height="1.775cm" svg:x="13.758cm" svg:y="2.3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9cm" svg:height="1.775cm" svg:x="14.092cm" svg:y="2.3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cm" svg:height="1.775cm" svg:x="14.425cm" svg:y="2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248cm" svg:height="1.775cm" svg:x="14.758cm" svg:y="2.3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9cm" svg:height="1.775cm" svg:x="15.091cm" svg:y="2.3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2cm" svg:height="1.775cm" svg:x="15.422cm" svg:y="2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381cm" svg:height="6.604cm" draw:transform="rotate (1.5707963267949) translate (9.763cm 4.811cm)">
          <text:p text:style-name="P1"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2" xml:id="id1" draw:id="id1" draw:layer="layout" svg:width="3.175cm" svg:height="1.165cm" svg:x="11.541cm" svg:y="4.942cm">
          <draw:text-box>
            <text:p text:style-name="P2">W<text:span text:style-name="T1">T</text:span> = 20</text:p>
          </draw:text-box>
        </draw:frame>
        <draw:custom-shape draw:style-name="gr4" draw:text-style-name="P1" draw:layer="layout" svg:width="0.254cm" svg:height="1.778cm" svg:x="16.748cm" svg:y="2.398cm">
          <text:p/>
          <draw:enhanced-geometry svg:viewBox="0 0 21600 21600" draw:glue-points="21600 0 0 10800 21600 21600" draw:text-areas="13800 ?f9 21600 ?f10" draw:mirror-vertical="true" draw:mirror-horizontal="tru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2" draw:layer="layout" svg:width="2.413cm" svg:height="1.266cm" svg:x="17.383cm" svg:y="2.906cm">
          <draw:text-box>
            <text:p text:style-name="P2">H<text:span text:style-name="T1">T</text:span> = 2</text:p>
          </draw:text-box>
        </draw:frame>
        <draw:frame draw:style-name="gr6" draw:text-style-name="P1" xml:id="id2" draw:id="id2" draw:layer="layout" svg:width="7.239cm" svg:height="2.474cm" svg:x="1.508cm" svg:y="6.715cm">
          <draw:text-box>
            <text:p text:style-name="P1">Extreme 1 (P = 1):</text:p>
            <text:p text:style-name="P1">S<text:span text:style-name="T1">T</text:span> = S<text:span text:style-name="T1">B</text:span> = W<text:span text:style-name="T1">T</text:span> x H<text:span text:style-name="T1">T</text:span><text:span text:style-name="T2">1</text:span> = 40</text:p>
          </draw:text-box>
        </draw:frame>
        <draw:frame draw:style-name="gr7" draw:text-style-name="P2" draw:layer="layout" svg:width="6.731cm" svg:height="4.416cm" svg:x="1.635cm" svg:y="1.254cm">
          <draw:text-box>
            <text:p text:style-name="P2">Overallocation (O) = 4</text:p>
            <text:p text:style-name="P2">Using 1 slot</text:p>
            <text:p text:style-name="P2">S<text:span text:style-name="T1">T</text:span> – Size of tasks</text:p>
            <text:p text:style-name="P2">S<text:span text:style-name="T1">B</text:span> – Block size/capacity</text:p>
            <text:p text:style-name="P2">P - “parallelism”</text:p>
          </draw:text-box>
        </draw:frame>
        <draw:custom-shape draw:style-name="gr8" draw:text-style-name="P1" draw:layer="layout" svg:width="2.032cm" svg:height="7.747cm" svg:x="5.064cm" svg:y="9.0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3cm" svg:height="1.775cm" svg:x="15.763cm" svg:y="2.3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cm" svg:height="1.775cm" svg:x="16.117cm" svg:y="2.3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cm" svg:height="1.775cm" svg:x="5.191cm" svg:y="14.8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1cm" svg:height="1.775cm" svg:x="5.191cm" svg:y="12.94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1cm" svg:height="1.775cm" svg:x="5.194cm" svg:y="11.0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248cm" svg:height="1.775cm" svg:x="5.197cm" svg:y="9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254cm" svg:height="7.747cm" svg:x="4.556cm" svg:y="9.0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text-style-name="P1" draw:layer="layout" svg:width="3.556cm" svg:height="2.855cm" svg:x="1cm" svg:y="11.795cm">
          <draw:text-box>
            <text:p text:style-name="P1">H<text:span text:style-name="T1">B</text:span> = </text:p>
            <text:p text:style-name="P1">O x H<text:span text:style-name="T1">T</text:span> = 8</text:p>
          </draw:text-box>
        </draw:frame>
        <draw:custom-shape draw:style-name="gr1" draw:text-style-name="P1" draw:layer="layout" svg:width="0.25cm" svg:height="1.775cm" svg:x="5.572cm" svg:y="14.8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1cm" svg:height="1.775cm" svg:x="5.572cm" svg:y="12.94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1cm" svg:height="1.775cm" svg:x="5.575cm" svg:y="11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248cm" svg:height="1.775cm" svg:x="5.578cm" svg:y="9.1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25cm" svg:height="1.775cm" svg:x="5.953cm" svg:y="14.8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1cm" svg:height="1.775cm" svg:x="5.953cm" svg:y="12.94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1cm" svg:height="1.775cm" svg:x="5.956cm" svg:y="11.0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248cm" svg:height="1.775cm" svg:x="5.959cm" svg:y="9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25cm" svg:height="1.775cm" svg:x="6.334cm" svg:y="14.8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1cm" svg:height="1.775cm" svg:x="6.334cm" svg:y="12.94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1cm" svg:height="1.775cm" svg:x="6.337cm" svg:y="11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248cm" svg:height="1.775cm" svg:x="6.34cm" svg:y="9.1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25cm" svg:height="1.775cm" svg:x="6.715cm" svg:y="14.8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1cm" svg:height="1.775cm" svg:x="6.715cm" svg:y="12.94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1cm" svg:height="1.775cm" svg:x="6.718cm" svg:y="11.0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248cm" svg:height="1.775cm" svg:x="6.721cm" svg:y="9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254cm" svg:height="2.032cm" draw:transform="rotate (1.5707963267949) translate (5.064cm 17.5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1" draw:layer="layout" svg:width="5.083cm" svg:height="2.079cm" svg:x="3.413cm" svg:y="17.764cm">
          <draw:text-box>
            <text:p text:style-name="P1"><text:s/>S<text:span text:style-name="T1">B</text:span> = W<text:span text:style-name="T1">B</text:span> x H<text:span text:style-name="T1">B</text:span> = 40</text:p>
            <text:p text:style-name="P1">W<text:span text:style-name="T1">B</text:span> = 40 / 8 = 5</text:p>
          </draw:text-box>
        </draw:frame>
        <draw:frame draw:style-name="gr11" draw:text-style-name="P1" xml:id="id4" draw:id="id4" draw:layer="layout" svg:width="6.35cm" svg:height="1.944cm" svg:x="19.669cm" svg:y="6.716cm">
          <draw:text-box>
            <text:p text:style-name="P1">Extreme 2 (P = 0):</text:p>
            <text:p text:style-name="P1">S<text:span text:style-name="T1">T</text:span> = S<text:span text:style-name="T1">B</text:span> = W<text:span text:style-name="T1">T</text:span><text:span text:style-name="T3"> x H</text:span><text:span text:style-name="T1">T</text:span><text:span text:style-name="T2">0</text:span> = 20</text:p>
          </draw:text-box>
        </draw:frame>
        <draw:custom-shape draw:style-name="gr8" draw:text-style-name="P1" draw:layer="layout" svg:width="7.747cm" svg:height="7.747cm" svg:x="18.907cm" svg:y="9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81cm" svg:height="7.747cm" draw:transform="rotate (1.5707963267949) translate (18.907cm 17.76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" draw:text-style-name="P1" draw:layer="layout" svg:width="0.254cm" svg:height="7.747cm" svg:x="18.145cm" svg:y="9.0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text-style-name="P1" draw:layer="layout" svg:width="3.556cm" svg:height="3.637cm" svg:x="14.716cm" svg:y="11.796cm">
          <draw:text-box>
            <text:p text:style-name="P1">H<text:span text:style-name="T1">B</text:span> = </text:p>
            <text:p text:style-name="P1">O x H<text:span text:style-name="T1">T</text:span> = 8</text:p>
            <text:p text:style-name="P1">(O is universal)</text:p>
          </draw:text-box>
        </draw:frame>
        <draw:custom-shape draw:style-name="gr1" draw:text-style-name="P1" draw:layer="layout" svg:width="0.25cm" svg:height="1.775cm" svg:x="19.034cm" svg:y="14.8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1cm" svg:height="1.775cm" svg:x="19.418cm" svg:y="14.8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1cm" svg:height="1.775cm" svg:x="19.799cm" svg:y="14.8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248cm" svg:height="1.775cm" svg:x="20.564cm" svg:y="14.8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8cm" svg:height="1.775cm" svg:x="20.183cm" svg:y="14.8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9cm" svg:height="1.775cm" svg:x="25.516cm" svg:y="14.8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251cm" svg:height="1.775cm" svg:x="25.133cm" svg:y="14.8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1cm" svg:height="1.775cm" svg:x="20.942cm" svg:y="14.8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9cm" svg:height="1.775cm" svg:x="21.325cm" svg:y="14.8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25cm" svg:height="1.775cm" svg:x="21.705cm" svg:y="14.8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8cm" svg:height="1.775cm" svg:x="22.088cm" svg:y="14.8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cm" svg:height="1.775cm" svg:x="22.467cm" svg:y="14.8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251cm" svg:height="1.775cm" svg:x="25.895cm" svg:y="14.8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9cm" svg:height="1.775cm" svg:x="22.849cm" svg:y="14.8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cm" svg:height="1.775cm" svg:x="23.229cm" svg:y="14.8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248cm" svg:height="1.775cm" svg:x="23.606cm" svg:y="14.8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49cm" svg:height="1.775cm" svg:x="23.992cm" svg:y="14.8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2cm" svg:height="1.775cm" svg:x="24.37cm" svg:y="14.8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253cm" svg:height="1.775cm" svg:x="24.75cm" svg:y="14.8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cm" svg:height="1.775cm" svg:x="26.277cm" svg:y="14.846cm">
          <text:p/>
          <draw:enhanced-geometry svg:viewBox="0 0 21600 21600" draw:type="rectangle" draw:enhanced-path="M 0 0 L 21600 0 21600 21600 0 21600 0 0 Z N"/>
        </draw:custom-shape>
        <draw:frame draw:style-name="gr6" draw:text-style-name="P1" xml:id="id3" draw:id="id3" draw:layer="layout" svg:width="7.239cm" svg:height="2.474cm" svg:x="9.89cm" svg:y="6.715cm">
          <draw:text-box>
            <text:p text:style-name="P1">In-between (P = 1/2):</text:p>
            <text:p text:style-name="P1">S<text:span text:style-name="T1">T</text:span> = S<text:span text:style-name="T1">B</text:span> = W<text:span text:style-name="T1">T</text:span> x H<text:span text:style-name="T1">T</text:span><text:span text:style-name="T2">1/2</text:span> <text:span text:style-name="T4">≈</text:span> 28</text:p>
          </draw:text-box>
        </draw:frame>
        <draw:frame draw:style-name="gr10" draw:text-style-name="P1" draw:layer="layout" svg:width="5.434cm" svg:height="2.079cm" svg:x="9.888cm" svg:y="17.764cm">
          <draw:text-box>
            <text:p text:style-name="P1">S<text:span text:style-name="T1">B</text:span> = W<text:span text:style-name="T1">B</text:span> x H<text:span text:style-name="T1">B</text:span><text:span text:style-name="T2">1/2</text:span> <text:s/>= 28</text:p>
            <text:p text:style-name="P1">W<text:span text:style-name="T1">B</text:span> = 28 / 8<text:span text:style-name="T2">1/2 </text:span><text:span text:style-name="T5">≈</text:span><text:span text:style-name="T3"> 10</text:span><text:span text:style-name="T2"> </text:span></text:p>
          </draw:text-box>
        </draw:frame>
        <draw:custom-shape draw:style-name="gr8" draw:text-style-name="P1" draw:layer="layout" svg:width="3.937cm" svg:height="7.747cm" svg:x="9.509cm" svg:y="9.0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cm" svg:height="1.775cm" svg:x="9.64cm" svg:y="14.8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cm" svg:height="1.775cm" svg:x="10.021cm" svg:y="14.8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cm" svg:height="1.775cm" svg:x="10.402cm" svg:y="14.8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cm" svg:height="1.775cm" svg:x="10.779cm" svg:y="14.8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cm" svg:height="1.775cm" svg:x="11.164cm" svg:y="14.8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cm" svg:height="1.775cm" svg:x="11.541cm" svg:y="14.8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cm" svg:height="1.775cm" svg:x="11.922cm" svg:y="14.8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cm" svg:height="1.775cm" svg:x="12.303cm" svg:y="14.8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cm" svg:height="1.775cm" svg:x="12.68cm" svg:y="14.8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cm" svg:height="1.775cm" svg:x="13.065cm" svg:y="14.8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cm" svg:height="1.775cm" svg:x="9.641cm" svg:y="12.94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cm" svg:height="1.775cm" svg:x="10.022cm" svg:y="12.94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cm" svg:height="1.775cm" svg:x="10.403cm" svg:y="12.94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cm" svg:height="1.775cm" svg:x="10.78cm" svg:y="12.94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cm" svg:height="1.775cm" svg:x="11.165cm" svg:y="12.94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cm" svg:height="1.775cm" svg:x="11.542cm" svg:y="12.94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cm" svg:height="1.775cm" svg:x="11.923cm" svg:y="12.94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cm" svg:height="1.775cm" svg:x="12.304cm" svg:y="12.94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cm" svg:height="1.775cm" svg:x="12.681cm" svg:y="12.94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cm" svg:height="1.775cm" svg:x="13.066cm" svg:y="12.94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3.937cm" draw:transform="rotate (1.5707963267949) translate (9.509cm 17.5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12" draw:text-style-name="P3" draw:layer="layout" svg:x1="1cm" svg:y1="6.08cm" svg:x2="8.62cm" svg:y2="6.08cm">
          <text:p/>
        </draw:line>
        <draw:line draw:style-name="gr12" draw:text-style-name="P3" draw:layer="layout" svg:x1="8.62cm" svg:y1="1cm" svg:x2="8.62cm" svg:y2="6.08cm">
          <text:p/>
        </draw:line>
        <draw:connector draw:style-name="gr13" draw:text-style-name="P3" draw:layer="layout" draw:type="curve" svg:x1="11.541cm" svg:y1="5.524cm" svg:x2="5.127cm" svg:y2="6.715cm" draw:start-shape="id1" draw:start-glue-point="3" draw:end-shape="id2" draw:end-glue-point="0" svg:d="M11541 5524c-4276 0-6414 397-6414 1191" svg:viewBox="0 0 6415 1192">
          <text:p/>
        </draw:connector>
        <draw:connector draw:style-name="gr13" draw:text-style-name="P3" draw:layer="layout" draw:type="curve" svg:x1="13.128cm" svg:y1="6.107cm" svg:x2="13.509cm" svg:y2="6.715cm" draw:start-shape="id1" draw:start-glue-point="2" draw:end-shape="id3" draw:end-glue-point="0" svg:d="M13128 6107c0 456 381 152 381 608" svg:viewBox="0 0 382 609">
          <text:p/>
        </draw:connector>
        <draw:connector draw:style-name="gr13" draw:text-style-name="P3" draw:layer="layout" draw:type="curve" svg:x1="14.716cm" svg:y1="5.524cm" svg:x2="22.844cm" svg:y2="6.716cm" draw:start-shape="id1" draw:start-glue-point="1" draw:end-shape="id4" draw:end-glue-point="0" svg:d="M14716 5524c5419 0 8128 397 8128 1192" svg:viewBox="0 0 8129 1193">
          <text:p/>
        </draw:connector>
        <draw:frame draw:style-name="gr14" draw:text-style-name="P4" draw:layer="layout" svg:width="4.318cm" svg:height="1.289cm" svg:x="21.828cm" svg:y="2.251cm">
          <draw:text-box>
            <text:p text:style-name="P4"><text:span text:style-name="T6">S = W x H</text:span><text:span text:style-name="T7">P</text:span></text:p>
          </draw:text-box>
        </draw:frame>
        <draw:frame draw:style-name="gr10" draw:text-style-name="P1" draw:layer="layout" svg:width="5.239cm" svg:height="2.079cm" svg:x="20.077cm" svg:y="17.765cm">
          <draw:text-box>
            <text:p text:style-name="P1">S<text:span text:style-name="T1">B</text:span> = W<text:span text:style-name="T1">B</text:span> x H<text:span text:style-name="T1">B</text:span><text:span text:style-name="T2">0</text:span> <text:s/>= 20</text:p>
            <text:p text:style-name="P1">W<text:span text:style-name="T1">B</text:span> = 20 / 1<text:span text:style-name="T2"> </text:span><text:span text:style-name="T5"><text:s/>= 20</text:span><text:span text:style-name="T2">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ill Sans2" svg:font-family="'Gill Sans'" style:font-adornments="Regular" style:font-family-generic="swiss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ndara" svg:font-family="Candara" style:font-family-generic="swiss" style:font-pitch="variable"/>
    <style:font-face style:name="Gill Sans" svg:font-family="'Gill Sans'" style:font-family-generic="swiss" style:font-pitch="variable"/>
    <style:font-face style:name="Gill Sans1" svg:font-family="'Gill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Gill Sans1" fo:font-family="'Gill Sans'" style:font-style-name="Regular" style:font-family-generic="swiss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08T19:06:11.920542483</meta:creation-date>
    <dc:date>2015-02-08T20:08:02.830586063</dc:date>
    <meta:editing-duration>PT30M22S</meta:editing-duration>
    <meta:editing-cycles>11</meta:editing-cycles>
    <meta:generator>LibreOffice/4.2.7.2$Linux_x86 LibreOffice_project/420m0$Build-2</meta:generator>
    <meta:document-statistic meta:object-count="107"/>
  </office:meta>
</office:document-meta>
</file>